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16.89pt" svg:y="21.86pt">
            <draw:object draw:notify-on-update-of-ranges="Sheet1.C1:Sheet1.C10 Sheet1.D1:Sheet1.D10 Sheet1.A2:Sheet1.A7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 office:value-type="string" calcext:value-type="string">
            <text:p>ILP (simple penalty)</text:p>
          </table:table-cell>
          <table:table-cell office:value-type="string" calcext:value-type="string">
            <text:p>Time (m)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Time (m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1.179/60" office:value-type="float" office:value="0.01965" calcext:value-type="float">
            <text:p>0.01965</text:p>
          </table:table-cell>
          <table:table-cell office:value-type="float" office:value="14" calcext:value-type="float">
            <text:p>14</text:p>
          </table:table-cell>
          <table:table-cell office:value-type="float" office:value="0.123633333333333" calcext:value-type="float">
            <text:p>0.12363333333333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1.249/60" office:value-type="float" office:value="0.0208166666666667" calcext:value-type="float">
            <text:p>0.020816666666667</text:p>
          </table:table-cell>
          <table:table-cell office:value-type="float" office:value="14" calcext:value-type="float">
            <text:p>14</text:p>
          </table:table-cell>
          <table:table-cell table:formula="of:=(6.898+0.101)/60" office:value-type="float" office:value="0.11665" calcext:value-type="float">
            <text:p>0.1166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1.667/60" office:value-type="float" office:value="0.0277833333333333" calcext:value-type="float">
            <text:p>0.027783333333333</text:p>
          </table:table-cell>
          <table:table-cell office:value-type="float" office:value="30" calcext:value-type="float">
            <text:p>30</text:p>
          </table:table-cell>
          <table:table-cell table:formula="of:=(35.55+0.1)/60" office:value-type="float" office:value="0.594166666666667" calcext:value-type="float">
            <text:p>0.59416666666666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2.73/60" office:value-type="float" office:value="0.0455" calcext:value-type="float">
            <text:p>0.0455</text:p>
          </table:table-cell>
          <table:table-cell office:value-type="float" office:value="60" calcext:value-type="float">
            <text:p>60</text:p>
          </table:table-cell>
          <table:table-cell office:value-type="float" office:value="1.78068333333333" calcext:value-type="float">
            <text:p>1.78068333333333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formula="of:=64.26/60" office:value-type="float" office:value="1.071" calcext:value-type="float">
            <text:p>1.071</text:p>
          </table:table-cell>
          <table:table-cell office:value-type="float" office:value="120" calcext:value-type="float">
            <text:p>120</text:p>
          </table:table-cell>
          <table:table-cell office:value-type="float" office:value="6.30876666666667" calcext:value-type="float">
            <text:p>6.30876666666667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table:formula="of:=10560.038/60" office:value-type="float" office:value="176.000633333333" calcext:value-type="float">
            <text:p>176.000633333333</text:p>
          </table:table-cell>
          <table:table-cell office:value-type="float" office:value="240" calcext:value-type="float">
            <text:p>240</text:p>
          </table:table-cell>
          <table:table-cell table:formula="of:=26+(1.106+1.216)/60" office:value-type="float" office:value="26.0387" calcext:value-type="float">
            <text:p>26.0387</text:p>
          </table:table-cell>
        </table:table-row>
        <table:table-row table:style-name="ro2">
          <table:table-cell table:style-name="Default" table:number-columns-repeated="2"/>
          <table:table-cell office:value-type="float" office:value="422" calcext:value-type="float">
            <text:p>422</text:p>
          </table:table-cell>
          <table:table-cell office:value-type="float" office:value="64.9779833333333" calcext:value-type="float">
            <text:p>64.9779833333333</text:p>
          </table:table-cell>
        </table:table-row>
        <table:table-row table:style-name="ro2">
          <table:table-cell table:style-name="Default" table:number-columns-repeated="2"/>
          <table:table-cell office:value-type="float" office:value="422" calcext:value-type="float">
            <text:p>422</text:p>
          </table:table-cell>
          <table:table-cell office:value-type="float" office:value="75.0529" calcext:value-type="float">
            <text:p>75.0529</text:p>
          </table:table-cell>
        </table:table-row>
        <table:table-row table:style-name="ro2">
          <table:table-cell table:style-name="Default" table:number-columns-repeated="2"/>
          <table:table-cell table:style-name="Default" office:value-type="float" office:value="422" calcext:value-type="float">
            <text:p>422</text:p>
          </table:table-cell>
          <table:table-cell table:style-name="Default" table:formula="of:=60+(29.224+0.472)/60" office:value-type="float" office:value="60.4949333333333" calcext:value-type="float">
            <text:p>60.4949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0:29:54.801701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22:59:05.526809599</meta:creation-date>
    <dc:date>2020-06-08T10:30:51.356297661</dc:date>
    <meta:editing-duration>PT50M43S</meta:editing-duration>
    <meta:editing-cycles>8</meta:editing-cycles>
    <meta:generator>LibreOffice/6.0.7.3$Linux_X86_64 LibreOffice_project/00m0$Build-3</meta:generator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 style:data-style-name="N121"/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top" svg:x="3.151cm" svg:y="0.185cm" style:legend-expansion="wide" chart:style-name="ch2"/>
        <chart:plot-area chart:style-name="ch3" table:cell-range-address="Sheet1.C1:Sheet1.D10 Sheet1.B2:Sheet1.B7" chart:data-source-has-labels="row" svg:x="1.33cm" svg:y="0.963cm" svg:width="14.349cm" svg:height="6.882cm">
          <chartooo:coordinate-region svg:x="2.242cm" svg:y="1.163cm" svg:width="13.078cm" svg:height="6.035cm"/>
          <chart:axis chart:dimension="x" chart:name="primary-x" chart:style-name="ch4">
            <chart:title svg:x="7.071cm" svg:y="8.025cm" chart:style-name="ch5">
              <text:p>Courses in Dataset</text:p>
            </chart:title>
          </chart:axis>
          <chart:axis chart:dimension="y" chart:name="primary-y" chart:style-name="ch6">
            <chart:title svg:x="0.451cm" svg:y="5.916cm" chart:style-name="ch7">
              <text:p>CPU Time (minutes)</text:p>
            </chart:title>
            <chart:grid chart:style-name="ch8" chart:class="major"/>
          </chart:axis>
          <chart:series chart:style-name="ch9" chart:values-cell-range-address="Sheet1.D1:Sheet1.D10" loext:label-string="pso" chart:class="chart:scatter">
            <chart:domain table:cell-range-address="Sheet1.C1:Sheet1.C10"/>
            <chart:regression-curve chart:style-name="ch10">
              <chart:equation chart:display-equation="true" chart:display-r-square="true" svg:x="3.333cm" svg:y="2.461cm" chart:style-name="ch11"/>
            </chart:regression-curve>
            <chart:data-point chart:repeated="10"/>
          </chart:series>
          <chart:series chart:style-name="ch12" chart:values-cell-range-address="Sheet1.B2:Sheet1.B7" loext:label-string="ilp" chart:class="chart:scatter">
            <chart:domain table:cell-range-address="Sheet1.A2:Sheet1.A7"/>
            <chart:regression-curve chart:style-name="ch13">
              <chart:equation chart:display-equation="true" chart:display-r-square="true" svg:x="10.812cm" svg:y="3.707cm" chart:style-name="ch11"/>
            </chart:regression-curve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so</text:p>
              </table:table-cell>
              <table:table-cell office:value-type="string">
                <text:p>Column A</text:p>
              </table:table-cell>
              <table:table-cell office:value-type="string">
                <text:p>il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1:Sheet1.C10</svg:desc>
                </draw:g>
              </table:table-cell>
              <table:table-cell office:value-type="float" office:value="NaN">
                <text:p>NaN</text:p>
                <draw:g>
                  <svg:desc>Sheet1.D1:Sheet1.D10</svg:desc>
                </draw:g>
              </table:table-cell>
              <table:table-cell office:value-type="float" office:value="14">
                <text:p>14</text:p>
                <draw:g>
                  <svg:desc>Sheet1.A2:Sheet1.A7</svg:desc>
                </draw:g>
              </table:table-cell>
              <table:table-cell office:value-type="float" office:value="0.01965">
                <text:p>0.01965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123633333333333">
                <text:p>0.123633333333333</text:p>
              </table:table-cell>
              <table:table-cell office:value-type="float" office:value="29">
                <text:p>29</text:p>
              </table:table-cell>
              <table:table-cell office:value-type="float" office:value="0.0208166666666667">
                <text:p>0.0208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11665">
                <text:p>0.11665</text:p>
              </table:table-cell>
              <table:table-cell office:value-type="float" office:value="59">
                <text:p>59</text:p>
              </table:table-cell>
              <table:table-cell office:value-type="float" office:value="0.0277833333333333">
                <text:p>0.0277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594166666666667">
                <text:p>0.594166666666667</text:p>
              </table:table-cell>
              <table:table-cell office:value-type="float" office:value="119">
                <text:p>119</text:p>
              </table:table-cell>
              <table:table-cell office:value-type="float" office:value="0.0455">
                <text:p>0.0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.78068333333333">
                <text:p>1.78068333333333</text:p>
              </table:table-cell>
              <table:table-cell office:value-type="float" office:value="239">
                <text:p>239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6.30876666666667">
                <text:p>6.30876666666667</text:p>
              </table:table-cell>
              <table:table-cell office:value-type="float" office:value="422">
                <text:p>422</text:p>
              </table:table-cell>
              <table:table-cell office:value-type="float" office:value="176.000633333333">
                <text:p>176.0006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26.0387">
                <text:p>26.0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2">
                <text:p>422</text:p>
              </table:table-cell>
              <table:table-cell office:value-type="float" office:value="64.9779833333333">
                <text:p>64.97798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2">
                <text:p>422</text:p>
              </table:table-cell>
              <table:table-cell office:value-type="float" office:value="75.0529">
                <text:p>75.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2">
                <text:p>422</text:p>
              </table:table-cell>
              <table:table-cell office:value-type="float" office:value="60.4949333333333">
                <text:p>60.4949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